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Hyperlink" style:data-style-name="N0">
      <style:table-cell-properties fo:border="thin solid #000000"/>
      <style:text-properties fo:color="#0563C1" style:text-underline-style="solid" style:text-underline-type="single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9" style:family="table-cell" style:parent-style-name="Default" style:data-style-name="N0">
      <style:table-cell-properties fo:border="2pt solid #000000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3" style:family="table-cell" style:parent-style-name="Hyperlink" style:data-style-name="N0">
      <style:table-cell-properties fo:border="thin solid #000000"/>
      <style:text-properties fo:color="#0563C1" style:text-underline-style="solid" style:text-underline-type="single"/>
    </style:style>
    <style:style style:name="ce24" style:family="table-cell" style:parent-style-name="Hyperlink" style:data-style-name="N0">
      <style:table-cell-properties fo:border="thin solid #000000" fo:background-color="#FFF2CC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="thin solid #000000" fo:background-color="#FFF2CC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01625cm" style:use-optimal-column-width="true"/>
    </style:style>
    <style:style style:name="co3" style:family="table-column">
      <style:table-column-properties fo:break-before="auto" style:column-width="0.873125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0.661458333333333cm" style:use-optimal-column-width="true"/>
    </style:style>
    <style:style style:name="co6" style:family="table-column">
      <style:table-column-properties fo:break-before="auto" style:column-width="1.16416666666667cm" style:use-optimal-column-width="true"/>
    </style:style>
    <style:style style:name="co7" style:family="table-column">
      <style:table-column-properties fo:break-before="auto" style:column-width="2.88395833333333cm" style:use-optimal-column-width="true"/>
    </style:style>
    <style:style style:name="co8" style:family="table-column">
      <style:table-column-properties fo:break-before="auto" style:column-width="3.730625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3.33375cm" style:use-optimal-column-width="true"/>
    </style:style>
    <style:style style:name="co11" style:family="table-column">
      <style:table-column-properties fo:break-before="auto" style:column-width="6.746875cm" style:use-optimal-column-width="true"/>
    </style:style>
    <style:style style:name="co12" style:family="table-column">
      <style:table-column-properties fo:break-before="auto" style:column-width="2.143125cm" style:use-optimal-column-width="true"/>
    </style:style>
    <style:style style:name="co13" style:family="table-column">
      <style:table-column-properties fo:break-before="auto" style:column-width="2.40770833333333cm" style:use-optimal-column-width="true"/>
    </style:style>
    <style:style style:name="co14" style:family="table-column">
      <style:table-column-properties fo:break-before="auto" style:column-width="0.7672916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ort-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prefix</text:p>
          </table:table-cell>
          <table:table-cell office:value-type="string" table:style-name="ce2">
            <text:p>all</text:p>
          </table:table-cell>
          <table:table-cell office:value-type="string" table:style-name="ce3">
            <text:p>swap</text:p>
          </table:table-cell>
          <table:table-cell office:value-type="string" table:style-name="ce3">
            <text:p>jen3</text:p>
          </table:table-cell>
          <table:table-cell office:value-type="string" table:style-name="ce3">
            <text:p>eye</text:p>
          </table:table-cell>
          <table:table-cell office:value-type="string" table:style-name="ce4">
            <text:p>core?</text:p>
          </table:table-cell>
          <table:table-cell office:value-type="string" table:style-name="ce2">
            <text:p>grel equivalent</text:p>
          </table:table-cell>
          <table:table-cell office:value-type="string" table:style-name="ce2">
            <text:p>xpath equivalent</text:p>
          </table:table-cell>
          <table:table-cell office:value-type="string" table:style-name="ce5">
            <text:p>sparql equivalent</text:p>
          </table:table-cell>
          <table:table-cell office:value-type="string" table:style-name="ce1">
            <text:p>xforms equivalent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rypto</text:p>
          </table:table-cell>
          <table:table-cell office:value-type="string" table:style-name="ce6">
            <text:p>md5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8">
            <text:p>U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md5">MD5</text:a></text:p>
          </table:table-cell>
          <table:table-cell office:value-type="string" table:style-name="ce10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rypto</text:p>
          </table:table-cell>
          <table:table-cell office:value-type="string" table:style-name="ce6">
            <text:p>sha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sha1">SHA1</text:a></text:p>
          </table:table-cell>
          <table:table-cell office:value-type="string" table:style-name="ce10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rypto</text:p>
          </table:table-cell>
          <table:table-cell office:value-type="string" table:style-name="ce6">
            <text:p>sha256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sha256">SHA256</text:a></text:p>
          </table:table-cell>
          <table:table-cell office:value-type="string" table:style-name="ce10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rypto</text:p>
          </table:table-cell>
          <table:table-cell office:value-type="string" table:style-name="ce6">
            <text:p>sha512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sha512">SHA512</text:a></text:p>
          </table:table-cell>
          <table:table-cell office:value-type="string" table:style-name="ce10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rypto</text:p>
          </table:table-cell>
          <table:table-cell office:value-type="string" table:style-name="ce6">
            <text:p>sign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rypto</text:p>
          </table:table-cell>
          <table:table-cell office:value-type="string" table:style-name="ce6">
            <text:p>verify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rypto</text:p>
          </table:table-cell>
          <table:table-cell office:value-type="string" table:style-name="ce6">
            <text:p>verifyBoolean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graph</text:p>
          </table:table-cell>
          <table:table-cell office:value-type="string" table:style-name="ce6">
            <text:p>differenc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graph</text:p>
          </table:table-cell>
          <table:table-cell office:value-type="string" table:style-name="ce6">
            <text:p>length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graph</text:p>
          </table:table-cell>
          <table:table-cell office:value-type="string" table:style-name="ce6">
            <text:p>list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graph</text:p>
          </table:table-cell>
          <table:table-cell office:value-type="string" table:style-name="ce6">
            <text:p>member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append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9">
            <text:p><text:a xlink:href="https://www.w3.org/TR/xpath-functions/#func-array-append">array:append</text:a>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first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9">
            <text:p><text:a xlink:href="https://www.w3.org/TR/xpath-functions/#func-array-head">array:head</text:a>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firstRest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i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in">~IN</text:a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iterat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9">
            <text:p><text:a xlink:href="https://www.w3.org/TR/xpath-functions/#func-array-for-each">~array:for-each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last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length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9">
            <text:p><text:a xlink:href="https://www.w3.org/TR/xpath-functions/#func-array-size">array:size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map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9">
            <text:p><text:a xlink:href="https://www.w3.org/TR/xpath-functions/#func-array-for-each-pair">~array:for-each-pair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membe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memberAt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9">
            <text:p><text:a xlink:href="https://www.w3.org/TR/xpath-functions/#func-array-get">array:get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remov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removeAt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9">
            <text:p><text:a xlink:href="https://www.w3.org/TR/xpath-functions/#func-array-remove">array:remove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removeDuplicates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rest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9">
            <text:p><text:a xlink:href="https://www.w3.org/TR/xpath-functions/#func-array-tail">array:tail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setEqualTo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setNotEqualTo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ist</text:p>
          </table:table-cell>
          <table:table-cell office:value-type="string" table:style-name="ce6">
            <text:p>uniqu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becomes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bound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bound">BOUND</text:a>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callWithCleanup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collectAllI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conclusio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conjunctio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content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definitiveDocument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definitiveService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dtlit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datatype">DATATYPE</text:a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equalTo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25">
            <text:p>op:equal</text:p>
          </table:table-cell>
          <table:table-cell office:value-type="string" table:style-name="ce24">
            <text:p><text:a xlink:href="https://www.w3.org/TR/sparql11-query/#func-RDFterm-equal">RDFterm-equal</text:a></text:p>
          </table:table-cell>
          <table:table-cell office:value-type="string" table:style-name="ce1">
            <text:p>equal is quite special in N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forAllI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implies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include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includesNotBind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inferences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langlit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lang">LANG</text:a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localN3String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localName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n3String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namespace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notEqualTo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25">
            <text:p>see:fn:not(op:equal)</text:p>
          </table:table-cell>
          <table:table-cell table:style-name="ce25"/>
          <table:table-cell office:value-type="string" table:style-name="ce1">
            <text:p>equal is quite special in N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notInclude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outputString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parsedAsN3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racine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rawTyp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isIRI">~isIRI/Blank/...</text:a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rawUri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style-name="ce6"/>
          <table:table-cell office:value-type="string" table:style-name="ce6">
            <text:p>??</text:p>
          </table:table-cell>
          <table:table-cell office:value-type="string" table:style-name="ce6">
            <text:p>??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semantic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semanticsOrErro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skolem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24">
            <text:p><text:a xlink:href="https://www.w3.org/TR/xpath-functions/#func-generate-id">~fn:generate-id</text:a></text:p>
          </table:table-cell>
          <table:table-cell office:value-type="string" table:style-name="ce24">
            <text:p><text:a xlink:href="https://www.w3.org/TR/sparql11-query/#func-bnode">~BNODE</text:a></text:p>
          </table:table-cell>
          <table:table-cell office:value-type="string" table:style-name="ce1">
            <text:p>skolem is quite specia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test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??</text:p>
          </table:table-cell>
          <table:table-cell office:value-type="string" table:style-name="ce6">
            <text:p>??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uri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str">STR</text:a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og</text:p>
          </table:table-cell>
          <table:table-cell office:value-type="string" table:style-name="ce6">
            <text:p>uuid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9">
            <text:p><text:a xlink:href="https://www.w3.org/TR/sparql11-query/#func-uuid">UUID</text:a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absoluteValu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23">
            <text:p><text:a xlink:href="https://www.w3.org/TR/xpath-functions/#func-abs">fn:abs</text:a></text:p>
          </table:table-cell>
          <table:table-cell office:value-type="string" table:style-name="ce23">
            <text:p><text:a xlink:href="https://www.w3.org/TR/sparql11-query/#func-abs">abs</text:a>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acos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23">
            <text:p><text:a xlink:href="https://www.w3.org/TR/xpath-functions/#func-math-acos">fn:acos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acosh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asi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23">
            <text:p><text:a xlink:href="https://www.w3.org/TR/xpath-functions/#func-math-asin">fn:asin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asinh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ata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23">
            <text:p><text:a xlink:href="https://www.w3.org/TR/xpath-functions/#func-math-atan">fn:atan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atan2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23">
            <text:p><text:a xlink:href="https://www.w3.org/TR/xpath-functions/#func-math-atan2">fn:atan2</text:a>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atanh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ceiling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23">
            <text:p><text:a xlink:href="https://www.w3.org/TR/xpath-functions/#func-ceiling">fn:ceiling</text:a></text:p>
          </table:table-cell>
          <table:table-cell office:value-type="string" table:style-name="ce23">
            <text:p><text:a xlink:href="https://www.w3.org/TR/sparql11-query/#func-ceil">ceil</text:a>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co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cosh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degree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differenc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equalTo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exponentiatio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floor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greaterTha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integerQuotient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lessTha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logarithm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ma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memberCount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mi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negatio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notEqualTo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notGreaterTha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notLessTha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product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quotient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radians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remainde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rounded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roundedTo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si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sinh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sum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ta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math</text:p>
          </table:table-cell>
          <table:table-cell office:value-type="string" table:style-name="ce6">
            <text:p>tanh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et</text:p>
          </table:table-cell>
          <table:table-cell office:value-type="string" table:style-name="ce6">
            <text:p>difference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et</text:p>
          </table:table-cell>
          <table:table-cell office:value-type="string" table:style-name="ce6">
            <text:p>in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et</text:p>
          </table:table-cell>
          <table:table-cell office:value-type="string" table:style-name="ce6">
            <text:p>intersection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et</text:p>
          </table:table-cell>
          <table:table-cell office:value-type="string" table:style-name="ce6">
            <text:p>member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et</text:p>
          </table:table-cell>
          <table:table-cell office:value-type="string" table:style-name="ce6">
            <text:p>symmetricDifference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et</text:p>
          </table:table-cell>
          <table:table-cell office:value-type="string" table:style-name="ce6">
            <text:p>union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capitaliz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concatenatio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style-name="ce6"/>
          <table:table-cell office:value-type="string" table:style-name="ce9">
            <text:p><text:a xlink:href="https://www.w3.org/TR/xpath-functions-31/#func-concat">fn:concat</text:a>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contain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containsIgnoringCas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containsRoughly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3" table:style-name="ce6"/>
          <table:table-cell table:number-columns-repeated="16375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endsWith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equalIgnoringCas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format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greaterTha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join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length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lessTha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lowerCas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matche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notContainsRoughly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notEqualIgnoringCas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notGreaterTha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notLessThan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notMatche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replac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replaceAll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scrap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scrapeAll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search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startsWith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substring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string</text:p>
          </table:table-cell>
          <table:table-cell office:value-type="string" table:style-name="ce6">
            <text:p>upperCase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currentTim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day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dayOfWeek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gmTime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hou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inSeconds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localTime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minut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month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second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timeZon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time</text:p>
          </table:table-cell>
          <table:table-cell office:value-type="string" table:style-name="ce6">
            <text:p>yea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16378"/>
        </table:table-row>
        <table:table-row table:number-rows-repeated="1048430" table:style-name="ro3">
          <table:table-cell table:number-columns-repeated="16384"/>
        </table:table-row>
      </table:table>
      <table:table table:name="function-comparison" table:style-name="ta2">
        <table:table-column table:style-name="co1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number-columns-repeated="3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prefix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jen3</text:p>
          </table:table-cell>
          <table:table-cell office:value-type="string" table:style-name="ce2">
            <text:p>eye</text:p>
          </table:table-cell>
          <table:table-cell office:value-type="string" table:style-name="ce2">
            <text:p>core?</text:p>
          </table:table-cell>
          <table:table-cell office:value-type="string" table:style-name="ce12">
            <text:p>grel equivalent</text:p>
          </table:table-cell>
          <table:table-cell office:value-type="string" table:style-name="ce12">
            <text:p>xpath equivalent</text:p>
          </table:table-cell>
          <table:table-cell office:value-type="string" table:style-name="ce13">
            <text:p>sparql equivalent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avg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becom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befor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bicondition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binaryEntropy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calcul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cal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4" table:style-name="ce1"/>
          <table:table-cell office:value-type="string" table:style-name="ce14">
            <text:p>Core</text:p>
          </table:table-cell>
          <table:table-cell table:style-name="ce15"/>
          <table:table-cell table:style-name="ce16"/>
          <table:table-cell table:number-columns-repeated="16371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cartesianProduc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4" table:style-name="ce1"/>
          <table:table-cell table:style-name="ce17"/>
          <table:table-cell table:style-name="ce1"/>
          <table:table-cell table:style-name="ce18"/>
          <table:table-cell table:number-columns-repeated="16371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closur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4" table:style-name="ce1"/>
          <table:table-cell table:style-name="ce17"/>
          <table:table-cell office:value-type="string" table:style-name="ce19">
            <text:p>Core</text:p>
          </table:table-cell>
          <table:table-cell table:style-name="ce18"/>
          <table:table-cell office:value-type="string" table:style-name="ce1">
            <text:p>xpath aligned or sparql aligned</text:p>
          </table:table-cell>
          <table:table-cell table:number-columns-repeated="16370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compoundTerm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4" table:style-name="ce1"/>
          <table:table-cell table:style-name="ce17"/>
          <table:table-cell table:style-name="ce1"/>
          <table:table-cell table:style-name="ce18"/>
          <table:table-cell table:number-columns-repeated="16371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cov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4" table:style-name="ce1"/>
          <table:table-cell table:style-name="ce20"/>
          <table:table-cell table:style-name="ce21"/>
          <table:table-cell office:value-type="string" table:style-name="ce22">
            <text:p>Core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csvTupl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deriv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exec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fai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 table:style-name="ce1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fileString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finaliz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findal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office:value-type="string" table:style-name="ce6">
            <text:p><text:s/>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firstRe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forma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graphCopy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graphDifferenc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graphIntersec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graphLi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graphMember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graphPair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hmac-sha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ignor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labe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labelvar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length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match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ma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mi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multisetEqualTo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multisetNotEqualTo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notLabe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numer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option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pcc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prefix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propertyChainExtens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random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relabe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revers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rm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roc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sha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sigmoid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skolem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sor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std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stringEscap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stringRevers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stringSpli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subsequenc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trac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transac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transpos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tripleLi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tupl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uniqu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whenGround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e</text:p>
          </table:table-cell>
          <table:table-cell office:value-type="string" table:style-name="ce6">
            <text:p>wwwFormEncod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rdf</text:p>
          </table:table-cell>
          <table:table-cell office:value-type="string" table:style-name="ce6">
            <text:p>fir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rdf</text:p>
          </table:table-cell>
          <table:table-cell office:value-type="string" table:style-name="ce6">
            <text:p>re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crypto</text:p>
          </table:table-cell>
          <table:table-cell office:value-type="string" table:style-name="ce6">
            <text:p>md5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crypto</text:p>
          </table:table-cell>
          <table:table-cell office:value-type="string" table:style-name="ce6">
            <text:p>sha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crypto</text:p>
          </table:table-cell>
          <table:table-cell office:value-type="string" table:style-name="ce6">
            <text:p>sha256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crypto</text:p>
          </table:table-cell>
          <table:table-cell office:value-type="string" table:style-name="ce6">
            <text:p>sha512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crypto</text:p>
          </table:table-cell>
          <table:table-cell office:value-type="string" table:style-name="ce6">
            <text:p>sig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crypto</text:p>
          </table:table-cell>
          <table:table-cell office:value-type="string" table:style-name="ce6">
            <text:p>verify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crypto</text:p>
          </table:table-cell>
          <table:table-cell office:value-type="string" table:style-name="ce6">
            <text:p>verifyBoolea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ile</text:p>
          </table:table-cell>
          <table:table-cell office:value-type="string" table:style-name="ce6">
            <text:p>listFiles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graph</text:p>
          </table:table-cell>
          <table:table-cell office:value-type="string" table:style-name="ce6">
            <text:p>differenc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graph</text:p>
          </table:table-cell>
          <table:table-cell office:value-type="string" table:style-name="ce6">
            <text:p>lengt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graph</text:p>
          </table:table-cell>
          <table:table-cell office:value-type="string" table:style-name="ce6">
            <text:p>li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graph</text:p>
          </table:table-cell>
          <table:table-cell office:value-type="string" table:style-name="ce6">
            <text:p>member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append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firs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firstRe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i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iterat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las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lengt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map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membe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memberA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remov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removeA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removeDuplicat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re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setEqualTo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setNotEqualTo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ist</text:p>
          </table:table-cell>
          <table:table-cell office:value-type="string" table:style-name="ce6">
            <text:p>unique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becom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bound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callWithCleanup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collectAll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conclusio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conjunctio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cont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definitiveDocument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definitiveServic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dtli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equalT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forAll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implies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includ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includesNotBind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inferences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langli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localN3String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localNa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n3String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namespac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notEqualT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notInclud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outputStrin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parsedAsN3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racine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rawTyp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rawUri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semantic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semanticsOrErro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skolem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test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uri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log</text:p>
          </table:table-cell>
          <table:table-cell office:value-type="string" table:style-name="ce6">
            <text:p>uuid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absoluteValu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acos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acos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as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asin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at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atan2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atan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ceiling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co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cos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degre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differenc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equalTo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exponentiatio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floor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greaterTh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integerQuotient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lessTh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logarithm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ma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memberCoun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m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negatio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notEqualTo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notGreaterTh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notLessTh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produ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quoti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radians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remainde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rounded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roundedTo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si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sin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sum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t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math</text:p>
          </table:table-cell>
          <table:table-cell office:value-type="string" table:style-name="ce6">
            <text:p>tan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os</text:p>
          </table:table-cell>
          <table:table-cell office:value-type="string" table:style-name="ce6">
            <text:p>argv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os</text:p>
          </table:table-cell>
          <table:table-cell office:value-type="string" table:style-name="ce6">
            <text:p>baseAbsolut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os</text:p>
          </table:table-cell>
          <table:table-cell office:value-type="string" table:style-name="ce6">
            <text:p>baseRelativ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os</text:p>
          </table:table-cell>
          <table:table-cell office:value-type="string" table:style-name="ce6">
            <text:p>enviro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set</text:p>
          </table:table-cell>
          <table:table-cell office:value-type="string" table:style-name="ce6">
            <text:p>differenc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set</text:p>
          </table:table-cell>
          <table:table-cell office:value-type="string" table:style-name="ce6">
            <text:p>i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set</text:p>
          </table:table-cell>
          <table:table-cell office:value-type="string" table:style-name="ce6">
            <text:p>intersectio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set</text:p>
          </table:table-cell>
          <table:table-cell office:value-type="string" table:style-name="ce6">
            <text:p>member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set</text:p>
          </table:table-cell>
          <table:table-cell office:value-type="string" table:style-name="ce6">
            <text:p>symmetricDifferenc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set</text:p>
          </table:table-cell>
          <table:table-cell office:value-type="string" table:style-name="ce6">
            <text:p>unio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capitaliz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concatenatio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contain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containsIgnoringCas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containsRoughly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endsWit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equalIgnoringCas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forma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greaterTh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jo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lengt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lessTh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lowerCas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match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notContainsRoughly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notEqualIgnoringCas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notGreaterTh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notLessTh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notMatch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replac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replaceAl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crap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crapeAll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earch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tartsWit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substring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string</text:p>
          </table:table-cell>
          <table:table-cell office:value-type="string" table:style-name="ce6">
            <text:p>upperCas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currentTime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day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dayOfWeek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gmTim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hou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inSecond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localTime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minut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mont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second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timeZon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string" table:style-name="ce6">
            <text:p>time</text:p>
          </table:table-cell>
          <table:table-cell office:value-type="string" table:style-name="ce6">
            <text:p>yea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PlainLiteral-compar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PlainLiteral-from-string-lang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PlainLiteral-length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add-dayTimeDuration-to-d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add-dayTimeDuration-to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add-dayTimeDuration-to-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add-dayTimeDuration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add-yearMonthDuration-to-d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add-yearMonthDuration-to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add-yearMonthDuration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append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compar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conca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concaten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coun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day-from-d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day-from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days-from-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distinct-valu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divide-dayTime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divide-dayTimeDuration-by-dayTime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divide-yearMonth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divide-yearMonthDuration-by-yearMonth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encode-for-uri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excep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ge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hours-from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hours-from-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hours-from-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index-of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insert-befor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intersec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lang-from-PlainLiter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lower-cas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make-li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minutes-from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minutes-from-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minutes-from-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month-from-d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month-from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months-from-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multiply-dayTime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multiply-yearMonth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no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remov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revers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econds-from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econds-from-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econds-from-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tring-from-PlainLiter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tring-joi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tring-length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li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string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string-after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string-befor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dateTim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dat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dayTimeDuration-from-d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dayTimeDuration-from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dayTimeDuration-from-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dayTimeDuration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tim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yearMonthDuration-from-d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yearMonthDuration-from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subtract-yearMonthDuration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timezone-from-d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timezone-from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timezone-from-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un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upper-cas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year-from-d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year-from-dateTi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func</text:p>
          </table:table-cell>
          <table:table-cell office:value-type="string" table:style-name="ce6">
            <text:p>years-from-dura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boolean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boolean-greater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boolean-less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contain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-greater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-greater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-less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-less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-not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Time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Time-greater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Time-greater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Time-less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Time-less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teTime-not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yTimeDuration-greater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yTimeDuration-greater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yTimeDuration-less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ayTimeDuration-less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uration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duration-not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ends-with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iri-string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is-li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list-contain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literal-not-identic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match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matches-language-rang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numeric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numeric-greater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numeric-greater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numeric-less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numeric-less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numeric-not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starts-with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time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time-greater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time-greater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time-less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time-less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time-not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yearMonthDuration-greater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yearMonthDuration-greater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yearMonthDuration-less-tha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style-name="ro1" table:visibility="filter">
          <table:table-cell office:value-type="string" table:style-name="ce6">
            <text:p>pred</text:p>
          </table:table-cell>
          <table:table-cell office:value-type="string" table:style-name="ce6">
            <text:p>yearMonthDuration-less-than-or-equa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8"/>
        </table:table-row>
        <table:table-row table:number-rows-repeated="1048238" table:style-name="ro3">
          <table:table-cell table:number-columns-repeated="16384"/>
        </table:table-row>
      </table:table>
      <table:database-ranges>
        <table:database-range table:target-range-address="function-comparison.A1:function-comparison.N338" table:display-filter-buttons="true">
          <table:filter>
            <table:filter-or>
              <table:filter-condition table:field-number="0" table:value="crypto" table:operator="="/>
              <table:filter-condition table:field-number="0" table:value="graph" table:operator="="/>
              <table:filter-condition table:field-number="0" table:value="list" table:operator="="/>
              <table:filter-condition table:field-number="0" table:value="log" table:operator="="/>
              <table:filter-condition table:field-number="0" table:value="math" table:operator="="/>
              <table:filter-condition table:field-number="0" table:value="set" table:operator="="/>
              <table:filter-condition table:field-number="0" table:value="string" table:operator="="/>
              <table:filter-condition table:field-number="0" table:value="time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15</meta:generator>
    <dc:title/>
    <dc:description/>
    <dc:subject/>
    <meta:initial-creator>Tim Duval</meta:initial-creator>
    <dc:creator>Patrick Hochstenbach</dc:creator>
    <meta:creation-date>2022-11-16T15:47:59Z</meta:creation-date>
    <dc:date>2022-11-21T08:20:25Z</dc:date>
  </office:meta>
</office:document-meta>
</file>